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50000021E2471A517BE1B5B03.jpg" manifest:media-type="image/jpeg"/>
  <manifest:file-entry manifest:full-path="Pictures/10000000000002640000021D62E1980804DFA2DB.jpg" manifest:media-type="image/jpeg"/>
  <manifest:file-entry manifest:full-path="Pictures/10000000000002B500000225D2C2FDEF1F74874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name-complex="Arial1" style:font-size-complex="12pt" style:font-weight-complex="bold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LASS DIAGRAM</text:span></text:p>
      <text:p text:style-name="P1"/>
      <text:p text:style-name="P1"/>
      <text:p text:style-name="P1"/>
      <text:p text:style-name="Standard"><draw:frame draw:style-name="fr2" draw:name="Picture 1" text:anchor-type="as-char" svg:y="-20.602cm" svg:width="17.448cm" svg:height="13.903cm" draw:z-index="0"><draw:image xlink:href="Pictures/10000000000002450000021E2471A517BE1B5B03.jpg" xlink:type="simple" xlink:show="embed" xlink:actuate="onLoad" loext:mime-type="image/jpeg"/><svg:desc>C:\Users\dell\Downloads\WhatsApp Image 2020-09-22 at 2.32.49 PM.jpeg</svg:desc></draw:frame></text:p>
      <text:p text:style-name="P1"><text:soft-page-break/></text:p>
      <text:p text:style-name="P1"/>
      <text:p text:style-name="Standard"><text:span text:style-name="T1">USE CASE DIAGRAM</text:span></text:p>
      <text:p text:style-name="P1"/>
      <text:p text:style-name="P1"/>
      <text:p text:style-name="Standard"><draw:frame draw:style-name="fr1" draw:name="Picture 2" text:anchor-type="as-char" svg:width="17.314cm" svg:height="14.074cm" draw:z-index="1"><draw:image xlink:href="Pictures/10000000000002640000021D62E1980804DFA2DB.jpg" xlink:type="simple" xlink:show="embed" xlink:actuate="onLoad" loext:mime-type="image/jpe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DATABASE <text:s/>DIAGRAM</text:span></text:p>
      <text:p text:style-name="P1"/>
      <text:p text:style-name="P1"/>
      <text:p text:style-name="Standard"><draw:frame draw:style-name="fr1" draw:name="Image1" text:anchor-type="as-char" svg:width="17.341cm" svg:height="12.383cm" draw:z-index="2"><draw:image xlink:href="Pictures/10000000000002B500000225D2C2FDEF1F748745.png" xlink:type="simple" xlink:show="embed" xlink:actuate="onLoad" loext:mime-type="image/png"/></draw:frame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맑은 고딕" style:font-size-asian="11pt" style:language-asian="ko" style:country-asian="KR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맑은 고딕" style:font-size-asian="11pt" style:language-asian="ko" style:country-asian="KR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ll</meta:initial-creator>
    <meta:editing-cycles>13</meta:editing-cycles>
    <meta:creation-date>2020-09-21T16:59:00</meta:creation-date>
    <dc:date>2020-09-22T23:02:03.531000000</dc:date>
    <meta:editing-duration>PT1H14M47S</meta:editing-duration>
    <meta:generator>LibreOffice/6.4.5.2$Windows_X86_64 LibreOffice_project/a726b36747cf2001e06b58ad5db1aa3a9a1872d6</meta:generator>
    <meta:document-statistic meta:table-count="0" meta:image-count="3" meta:object-count="0" meta:page-count="3" meta:paragraph-count="6" meta:word-count="7" meta:character-count="46" meta:non-whitespace-character-count="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